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6000000CFD5801D7F5BCE33E5.png" manifest:media-type="image/png"/>
  <manifest:file-entry manifest:full-path="Pictures/10000000000000E6000000CED2B9BF61373B3C88.png" manifest:media-type="image/png"/>
  <manifest:file-entry manifest:full-path="Pictures/10000000000000E9000000CC5AA5D6B81F40249A.png" manifest:media-type="image/png"/>
  <manifest:file-entry manifest:full-path="Pictures/10000000000000E9000000CE21A93A387ACF938D.png" manifest:media-type="image/png"/>
  <manifest:file-entry manifest:full-path="Pictures/10000000000000E6000000CFAECDCEF38650E51C.png" manifest:media-type="image/png"/>
  <manifest:file-entry manifest:full-path="Pictures/10000000000000E8000000CCEBF020E72AE82153.png" manifest:media-type="image/png"/>
  <manifest:file-entry manifest:full-path="Pictures/10000000000000E8000000CFA57DF31B406A1921.png" manifest:media-type="image/png"/>
  <manifest:file-entry manifest:full-path="Pictures/10000000000000E5000000CEDFB197FA88E75045.png" manifest:media-type="image/png"/>
  <manifest:file-entry manifest:full-path="Pictures/10000000000000E9000000D1597D533EB176E92C.png" manifest:media-type="image/png"/>
  <manifest:file-entry manifest:full-path="Pictures/10000000000000E5000000CCC8C498CC8811D7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3.81cm" svg:x="1cm" svg:y="1cm">
          <draw:image xlink:href="Pictures/10000000000000E5000000CCC8C498CC8811D791.png" xlink:type="simple" xlink:show="embed" xlink:actuate="onLoad" draw:mime-type="image/png">
            <text:p/>
          </draw:image>
        </draw:frame>
        <draw:line draw:style-name="gr2" draw:text-style-name="P2" draw:layer="layout" svg:x1="5.191cm" svg:y1="2.905cm" svg:x2="6.778cm" svg:y2="2.905cm">
          <text:p/>
        </draw:line>
        <draw:line draw:style-name="gr2" draw:text-style-name="P2" draw:layer="layout" svg:x1="11.236cm" svg:y1="2.905cm" svg:x2="12.823cm" svg:y2="2.905cm">
          <text:p/>
        </draw:line>
        <draw:frame draw:style-name="gr1" draw:text-style-name="P1" draw:layer="layout" svg:width="3.81cm" svg:height="3.81cm" svg:x="7.121cm" svg:y="1cm">
          <draw:image xlink:href="Pictures/10000000000000E5000000CEDFB197FA88E75045.png" xlink:type="simple" xlink:show="embed" xlink:actuate="onLoad" draw:mime-type="image/png">
            <text:p/>
          </draw:image>
        </draw:frame>
        <draw:line draw:style-name="gr2" draw:text-style-name="P2" draw:layer="layout" svg:x1="17.358cm" svg:y1="2.905cm" svg:x2="18.945cm" svg:y2="2.905cm">
          <text:p/>
        </draw:line>
        <draw:frame draw:style-name="gr1" draw:text-style-name="P1" draw:layer="layout" svg:width="3.81cm" svg:height="3.81cm" svg:x="13.217cm" svg:y="1cm">
          <draw:image xlink:href="Pictures/10000000000000E8000000CCEBF020E72AE82153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3.81cm" svg:x="19.288cm" svg:y="1cm">
          <draw:image xlink:href="Pictures/10000000000000E6000000CFAECDCEF38650E51C.png" xlink:type="simple" xlink:show="embed" xlink:actuate="onLoad" draw:mime-type="image/png">
            <text:p/>
          </draw:image>
        </draw:frame>
        <draw:line draw:style-name="gr2" draw:text-style-name="P2" draw:layer="layout" svg:x1="23.403cm" svg:y1="2.905cm" svg:x2="24.99cm" svg:y2="2.905cm">
          <text:p/>
        </draw:line>
        <draw:frame draw:style-name="gr1" draw:text-style-name="P1" draw:layer="layout" svg:width="3.81cm" svg:height="3.82cm" svg:x="25.342cm" svg:y="1cm">
          <draw:image xlink:href="Pictures/10000000000000E9000000D1597D533EB176E92C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3.81cm" svg:x="1.001cm" svg:y="6.397cm">
          <draw:image xlink:href="Pictures/10000000000000E8000000CFA57DF31B406A1921.png" xlink:type="simple" xlink:show="embed" xlink:actuate="onLoad" draw:mime-type="image/png">
            <text:p/>
          </draw:image>
        </draw:frame>
        <draw:line draw:style-name="gr2" draw:text-style-name="P2" draw:layer="layout" svg:x1="5.189cm" svg:y1="8.302cm" svg:x2="6.776cm" svg:y2="8.302cm">
          <text:p/>
        </draw:line>
        <draw:frame draw:style-name="gr1" draw:text-style-name="P1" draw:layer="layout" svg:width="3.81cm" svg:height="3.81cm" svg:x="7.116cm" svg:y="6.397cm">
          <draw:image xlink:href="Pictures/10000000000000E9000000CE21A93A387ACF938D.png" xlink:type="simple" xlink:show="embed" xlink:actuate="onLoad" draw:mime-type="image/png">
            <text:p/>
          </draw:image>
        </draw:frame>
        <draw:line draw:style-name="gr2" draw:text-style-name="P2" draw:layer="layout" svg:x1="11.231cm" svg:y1="8.302cm" svg:x2="12.818cm" svg:y2="8.302cm">
          <text:p/>
        </draw:line>
        <draw:frame draw:style-name="gr1" draw:text-style-name="P1" draw:layer="layout" svg:width="3.81cm" svg:height="3.81cm" svg:x="13.221cm" svg:y="6.397cm">
          <draw:image xlink:href="Pictures/10000000000000E9000000CC5AA5D6B81F40249A.png" xlink:type="simple" xlink:show="embed" xlink:actuate="onLoad" draw:mime-type="image/png">
            <text:p/>
          </draw:image>
        </draw:frame>
        <draw:line draw:style-name="gr2" draw:text-style-name="P2" draw:layer="layout" svg:x1="17.351cm" svg:y1="8.302cm" svg:x2="18.938cm" svg:y2="8.302cm">
          <text:p/>
        </draw:line>
        <draw:frame draw:style-name="gr1" draw:text-style-name="P1" draw:layer="layout" svg:width="3.81cm" svg:height="3.81cm" svg:x="19.3cm" svg:y="6.397cm">
          <draw:image xlink:href="Pictures/10000000000000E6000000CED2B9BF61373B3C88.png" xlink:type="simple" xlink:show="embed" xlink:actuate="onLoad" draw:mime-type="image/png">
            <text:p/>
          </draw:image>
        </draw:frame>
        <draw:line draw:style-name="gr2" draw:text-style-name="P2" draw:layer="layout" svg:x1="23.406cm" svg:y1="8.302cm" svg:x2="24.993cm" svg:y2="8.302cm">
          <text:p/>
        </draw:line>
        <draw:frame draw:style-name="gr1" draw:text-style-name="P1" draw:layer="layout" svg:width="3.81cm" svg:height="3.81cm" svg:x="25.377cm" svg:y="6.397cm">
          <draw:image xlink:href="Pictures/10000000000000E6000000CFD5801D7F5BCE33E5.png" xlink:type="simple" xlink:show="embed" xlink:actuate="onLoad" draw:mime-type="image/png">
            <text:p/>
          </draw:image>
        </draw:frame>
        <draw:line draw:style-name="gr3" draw:text-style-name="P2" draw:layer="layout" svg:x1="27.352cm" svg:y1="4.81cm" svg:x2="27.352cm" svg:y2="5.572cm">
          <text:p/>
        </draw:line>
        <draw:line draw:style-name="gr3" draw:text-style-name="P2" draw:layer="layout" svg:x1="27.352cm" svg:y1="5.572cm" svg:x2="2.905cm" svg:y2="5.572cm">
          <text:p/>
        </draw:line>
        <draw:line draw:style-name="gr4" draw:text-style-name="P2" draw:layer="layout" svg:x1="2.905cm" svg:y1="5.568cm" svg:x2="2.905cm" svg:y2="6.40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0T16:48:38.244828318</meta:creation-date>
    <dc:date>2020-12-10T17:06:18.526733383</dc:date>
    <meta:editing-duration>PT6M10S</meta:editing-duration>
    <meta:editing-cycles>2</meta:editing-cycles>
    <meta:generator>LibreOffice/7.0.3.1$Linux_X86_64 LibreOffice_project/00$Build-1</meta:generator>
    <meta:document-statistic meta:object-count="21"/>
  </office:meta>
</office:document-meta>
</file>